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03508" officeooo:paragraph-rsid="00003508"/>
    </style:style>
    <style:style style:name="P2" style:family="paragraph" style:parent-style-name="Standard" style:list-style-name="L1">
      <style:text-properties fo:language="pl" fo:country="PL" officeooo:rsid="00003508" officeooo:paragraph-rsid="00003508"/>
    </style:style>
    <style:style style:name="P3" style:family="paragraph" style:parent-style-name="Standard" style:list-style-name="L1">
      <style:text-properties fo:language="pl" fo:country="PL" officeooo:rsid="0000e0ee" officeooo:paragraph-rsid="0000e0ee"/>
    </style:style>
    <style:style style:name="P4" style:family="paragraph" style:parent-style-name="Standard">
      <style:text-properties fo:language="pl" fo:country="PL" officeooo:rsid="0000e0ee" officeooo:paragraph-rsid="0000e0ee"/>
    </style:style>
    <style:style style:name="P5" style:family="paragraph" style:parent-style-name="Standard" style:list-style-name="L2">
      <style:text-properties fo:language="pl" fo:country="PL" officeooo:rsid="0000e0ee" officeooo:paragraph-rsid="0000e0ee"/>
    </style:style>
    <style:style style:name="P6" style:family="paragraph" style:parent-style-name="Standard" style:list-style-name="L3">
      <style:text-properties fo:language="pl" fo:country="PL" officeooo:rsid="0000e0ee" officeooo:paragraph-rsid="0000e0ee"/>
    </style:style>
    <style:style style:name="P7" style:family="paragraph" style:parent-style-name="Standard" style:list-style-name="L1">
      <style:text-properties fo:language="pl" fo:country="PL" officeooo:rsid="0002d907" officeooo:paragraph-rsid="0002d907"/>
    </style:style>
    <style:style style:name="P8" style:family="paragraph" style:parent-style-name="Standard">
      <style:text-properties fo:language="pl" fo:country="PL" officeooo:rsid="0002d907" officeooo:paragraph-rsid="0002d907"/>
    </style:style>
    <style:style style:name="T1" style:family="text">
      <style:text-properties officeooo:rsid="0000e0ee"/>
    </style:style>
    <style:style style:name="T2" style:family="text">
      <style:text-properties officeooo:rsid="0002d9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CO KAMAN:</text:p>
      <text:p text:style-name="P4">W apce docelowo chcemy książki czytać. Na razie jesteśmy w stanie książkę wyszukać, dodać do biblioteczki i ocenić.</text:p>
      <text:list xml:id="list2158971275" text:style-name="L2">
        <text:list-item>
          <text:p text:style-name="P5">Oceniamy tylko ksiązke na półce PRZECZYTANE. Ocene możemy zmienić, ale zawsze jest jedna dla danej ksiązki.</text:p>
        </text:list-item>
        <text:list-item>
          <text:p text:style-name="P5">Książke możemy dodac na półke CHCE PRZECZYTAĆ lub PRZECZYTANE. Zakładamy, że użytkownik składa sobie tutaj biblioteczke, więc nie musi książki u nas w systemie faktycznie przeczytać, aby ją dodać na polkę PRZECZYTANE.</text:p>
        </text:list-item>
        <text:list-item>
          <text:p text:style-name="P5">Na półce TERAZ CZYTAM powinny się znaleźć te ksiażki, które były wcześniej na którejś z innych półek w biblioteczce i zostały otwarte w trybie do odczytu.</text:p>
        </text:list-item>
        <text:list-item>
          <text:p text:style-name="P5">Z półki TERAZ CZYTAM książka może przejść na PRZECZYTANE a potem <text:s/>z powrotem na teraz czytam</text:p>
        </text:list-item>
      </text:list>
      <text:p text:style-name="P4"/>
      <text:p text:style-name="P4">uproszczenia:</text:p>
      <text:list xml:id="list2851848654" text:style-name="L3">
        <text:list-item>
          <text:p text:style-name="P6">nie możemy przeczytać ksiązki, której nie mamy w biblioteczce! <text:span text:style-name="T2">A BO TAK!</text:span></text:p>
        </text:list-item>
        <text:list-item>
          <text:p text:style-name="P6">książka ma jednego autora i jedną kategorie i serię (JAK SIE KOMUŚ BARDZO CHCE TO MOŻE TO ZMIENIĆ, ale to dużo roboty <text:span text:style-name="T2">z bazą i widokami, których mi się nie chce ruszac</text:span>)</text:p>
        </text:list-item>
      </text:list>
      <text:p text:style-name="P4"/>
      <text:p text:style-name="P1"/>
      <text:p text:style-name="P1">TO DO LIST:</text:p>
      <text:list xml:id="list3935013506" text:style-name="L1">
        <text:list-item>
          <text:p text:style-name="P2">MODUŁ CZYTANIA KSIĄŻKI: aktualnie sa w bazie epuby, mogą być mobi, pdf lub co tam sobie zachcecie to Wam przekonwertuje, tylko trzeba to jakoś OTWORZYĆ w aplikacji, a potem zapamiętać stronę, zapisac ją w bazie i przy nastepnym otworzeniu własnie na niej wylądowac – BAAARDZO WAŻNE <text:span text:style-name="T2">(jak nie to przynajmniej jakoś otworzyć cokolwiek, bo na razie to porażka)</text:span></text:p>
        </text:list-item>
        <text:list-item>
          <text:p text:style-name="P3">po odpaleniu ksiązki w trybie czytania powinna ona automatycznie zapisywac się na półce teraz czytam, czyli jej status powinien się zmieniać w bazie</text:p>
        </text:list-item>
        <text:list-item>
          <text:p text:style-name="P2">ustawić limit znaków na opis, <text:span text:style-name="T1">i</text:span> dodać tam coś w stylu “czytaj dalej”, które po kliknięciu ukaże reszte</text:p>
        </text:list-item>
        <text:list-item>
          <text:p text:style-name="P2">poprawić stylizacje miniatur książek JA TO ZROBIE</text:p>
        </text:list-item>
        <text:list-item>
          <text:p text:style-name="P3">usuwanie wystawionej wczesniej oceny</text:p>
        </text:list-item>
        <text:list-item>
          <text:p text:style-name="P7">przeszukiwanie biblioteczki, a nie katalogu!! w widoku biblioteczka</text:p>
        </text:list-item>
        <text:list-item>
          <text:p text:style-name="P7">wyświetlić ksiazki z katalogu, ale nie wszystkie naraz tylko jakims frameworkiem? Je podzielić na strony BO JAK ICH BD DUŻO TO BD SCROLLOWAĆ DO CHIN</text:p>
        </text:list-item>
        <text:list-item>
          <text:p text:style-name="P7">jak ktoś ma jakiś pomysl na sortowanie/filtrowanie katalogu i wgle to zapraszam</text:p>
        </text:list-item>
        <text:list-item>
          <text:p text:style-name="P7">w widoku serii powinny się pojawiac także na miniaturach numery tomów</text:p>
        </text:list-item>
        <text:list-item>
          <text:p text:style-name="P7">JAK NAM STARCZY CZASU I ENERGII (choć baaardzo w to wątpię) to jeszcze jest tu miejsce na rekomendacje, które by brały pod uwage przeczyane ksiazki i ich oceny i pokazywały propozycje, a do tego cały zestaw funkcji dostosowujących te porpozycje</text:p>
        </text:list-item>
        <text:list-item>
          <text:p text:style-name="P7">dodac formularz wysyłający maile do Kontaktu</text:p>
        </text:list-item>
        <text:list-item>
          <text:p text:style-name="P7">dokumentacje można umieścić na jakiejś podstronie w stopce, MOGE JĄ SKLECIĆ</text:p>
        </text:list-item>
      </text:list>
      <text:p text:style-name="P8"/>
      <text:p text:style-name="P8">PS. Na pewno są jakieś bugi w zmeine statusu, jak coś Wam nie pyknie to się nie zdziwcie ^^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5T21:47:24.198000000</dc:date>
    <meta:editing-duration>PT15M57S</meta:editing-duration>
    <meta:editing-cycles>2</meta:editing-cycles>
    <meta:document-statistic meta:table-count="0" meta:image-count="0" meta:object-count="0" meta:page-count="1" meta:paragraph-count="23" meta:word-count="418" meta:character-count="2486" meta:non-whitespace-character-count="2107"/>
  </office:meta>
</office:document-meta>
</file>